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e0e" officeooo:paragraph-rsid="0014de0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de0e" officeooo:paragraph-rsid="0014de0e" style:font-weight-asian="bold" style:font-weight-complex="bold"/>
    </style:style>
    <style:style style:name="P3" style:family="paragraph" style:parent-style-name="Standard">
      <style:text-properties officeooo:rsid="00152873" officeooo:paragraph-rsid="00152873"/>
    </style:style>
    <style:style style:name="T1" style:family="text">
      <style:text-properties officeooo:rsid="00152873"/>
    </style:style>
    <style:style style:name="T2" style:family="text">
      <style:text-properties officeooo:rsid="00153987"/>
    </style:style>
    <style:style style:name="T3" style:family="text">
      <style:text-properties officeooo:rsid="00164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evaluación 1</text:p>
      <text:p text:style-name="P1"/>
      <text:p text:style-name="P1">Introducción a git y github: <text:span text:style-name="T2">De tanto usarlo me lo se.</text:span></text:p>
      <text:p text:style-name="P1"/>
      <text:p text:style-name="P1">Instalar maquina virtual con ubuntu (16.04): </text:p>
      <text:p text:style-name="P1"/>
      <text:p text:style-name="P1">Instalar eclipe: <text:span text:style-name="T2">si se instalarlo.</text:span></text:p>
      <text:p text:style-name="P1"/>
      <text:p text:style-name="P1"><text:span text:style-name="T1">Hemos hecho</text:span> Jsuma<text:span text:style-name="T3">BigDecimal</text:span>: <text:span text:style-name="T3">si se hacerlo.</text:span> <text:s/></text:p>
      <text:p text:style-name="P1"/>
      <text:p text:style-name="P3">Hemos hecho Jadivina: <text:s/><text:span text:style-name="T3">con este método me pareció más fácil que con Math.random.</text:span></text:p>
      <text:p text:style-name="P3"/>
      <text:p text:style-name="P1"><text:span text:style-name="T1">Hemos hecho</text:span> Jvector: <text:span text:style-name="T3">había veces que me perdía o no sabía si cambiarlo o en el test o el vector.</text:span></text:p>
      <text:p text:style-name="P1"/>
      <text:p text:style-name="P1">H<text:span text:style-name="T1">emos hecho</text:span> Jvector<text:span text:style-name="T3">Test</text:span>: <text:span text:style-name="T2">más o menos se como funciona pero a veces me pierdo.</text:span></text:p>
      <text:p text:style-name="P1"/>
      <text:p text:style-name="P1">Instalar Monodevelop: <text:span text:style-name="T1">si he entendido lo que hay que hacer pero los comandos me parece demasiado pesado.</text:span></text:p>
      <text:p text:style-name="P1"/>
      <text:p text:style-name="P3">Hemos hecho CholaMundo: <text:span text:style-name="T2">es el mismo comando que en eclipe pero cambiando algunas cosas como Console en verde System.out.</text:span></text:p>
      <text:p text:style-name="P1"/>
      <text:p text:style-name="P1">Nota de conocimientos:<text:span text:style-name="T3">7</text:span></text:p>
      <text:p text:style-name="P1"/>
      <text:p text:style-name="P1">Nota de trabajo:<text:span text:style-name="T3">6</text:span></text:p>
      <text:p text:style-name="P1"/>
      <text:p text:style-name="P1">Nota justa:<text:span text:style-name="T3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27:44.547737940</meta:creation-date>
    <dc:date>2018-11-22T12:08:32.620918027</dc:date>
    <meta:editing-duration>PT6M32S</meta:editing-duration>
    <meta:editing-cycles>1</meta:editing-cycles>
    <meta:document-statistic meta:table-count="0" meta:image-count="0" meta:object-count="0" meta:page-count="1" meta:paragraph-count="13" meta:word-count="121" meta:character-count="723" meta:non-whitespace-character-count="611"/>
    <meta:generator>LibreOffice/5.1.6.2$Linux_X86_64 LibreOffice_project/10m0$Build-2</meta:generator>
  </office:meta>
</office:document-meta>
</file>